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0.395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1.547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256cm"/>
    </style:style>
    <style:style style:name="co15" style:family="table-column">
      <style:table-column-properties fo:break-before="auto" style:column-width="1.732cm"/>
    </style:style>
    <style:style style:name="co16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112"/>
    <style:style style:name="ce32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33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4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5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6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7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8"/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2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43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4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5" style:family="table-cell" style:parent-style-name="Default" style:data-style-name="N2">
      <style:table-cell-properties fo:background-color="#ffffcc" fo:border="none"/>
    </style:style>
    <style:style style:name="ce46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L6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L34" table:end-x="2.112cm" table:end-y="0.31cm" draw:z-index="0" draw:style-name="gr1" draw:text-style-name="P1" svg:width="25.302cm" svg:height="15.07cm" svg:x="0.146cm" svg:y="0.143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>
            <draw:frame table:end-cell-address="'Общий график'.L68" table:end-x="2.136cm" table:end-y="0.358cm" draw:z-index="1" draw:style-name="gr1" draw:text-style-name="P1" svg:width="25.423cm" svg:height="15.165cm" svg:x="0.049cm" svg:y="0.096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-ranges="'2000'.A38:'2000'.M101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  <table:table-cell table:style-name="ce28" office:value-type="string" table:number-columns-spanned="6" table:number-rows-spanned="1">
            <text:p>разрядка с блоком</text:p>
          </table:table-cell>
          <table:covered-table-cell table:style-name="ce21"/>
          <table:covered-table-cell table:number-columns-repeated="4"/>
          <table:table-cell table:style-name="ce30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  <table:table-cell/>
          <table:table-cell table:style-name="ce21" office:value-type="string" table:number-columns-spanned="2" table:number-rows-spanned="1">
            <text:p>подсветка включена блок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 блок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2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/>
          <table:table-cell table:style-name="ce31" office:value-type="date" office:date-value="2016-12-19T23:45:11.73">
            <text:p>19.12.2016 23:45:11,730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4]-[.$H$4]" office:value-type="time" office:time-value="PT00H00M00S">
            <text:p>00:00</text:p>
          </table:table-cell>
          <table:table-cell table:style-name="ce25" office:value-type="float" office:value="4.12">
            <text:p>4,12</text:p>
          </table:table-cell>
          <table:table-cell table:style-name="ce20" office:value-type="date" office:date-value="2017-01-18T16:36:59.999999">
            <text:p>18.01.17 16:37</text:p>
          </table:table-cell>
          <table:table-cell table:style-name="ce22" table:formula="of:=([.K4]-[.$K$4])*[.$Q$1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N4]-[.$H$4]" office:value-type="time" office:time-value="PT00H00M00S">
            <text:p>00:00</text:p>
          </table:table-cell>
          <table:table-cell table:style-name="ce25" office:value-type="float" office:value="4.12">
            <text:p>4,12</text:p>
          </table:table-cell>
          <table:table-cell/>
          <table:table-cell table:style-name="ce31" office:value-type="date" office:date-value="2016-12-19T23:46:15.503">
            <text:p>19.12.2016 23:46:15,503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5T00:30:00">
            <text:p>15.12.16 00:30</text:p>
          </table:table-cell>
          <table:table-cell table:style-name="ce23" table:formula="of:=[.H5]-[.$H$4]" office:value-type="time" office:time-value="PT00H25M00S">
            <text:p>00:25</text:p>
          </table:table-cell>
          <table:table-cell table:style-name="ce26" office:value-type="float" office:value="4.11">
            <text:p>4,11</text:p>
          </table:table-cell>
          <table:table-cell table:style-name="ce20" office:value-type="date" office:date-value="2017-01-18T16:40:00">
            <text:p>18.01.17 16:40</text:p>
          </table:table-cell>
          <table:table-cell table:style-name="ce23" table:formula="of:=([.K5]-[.$K$4])*[.$Q$1]" office:value-type="time" office:time-value="PT00H03M00S">
            <text:p>00:03</text:p>
          </table:table-cell>
          <table:table-cell table:style-name="ce26" office:value-type="float" office:value="4.1">
            <text:p>4,10</text:p>
          </table:table-cell>
          <table:table-cell table:style-name="ce20" office:value-type="date" office:date-value="2016-12-15T00:30:00">
            <text:p>15.12.16 00:30</text:p>
          </table:table-cell>
          <table:table-cell table:style-name="ce23" table:formula="of:=[.N5]-[.$H$4]" office:value-type="time" office:time-value="PT00H25M00S">
            <text:p>00:25</text:p>
          </table:table-cell>
          <table:table-cell table:style-name="ce26" office:value-type="float" office:value="4.11">
            <text:p>4,11</text:p>
          </table:table-cell>
          <table:table-cell/>
          <table:table-cell table:style-name="ce31" table:formula="of:=[.R4]-[.R3]" office:value-type="date" office:date-value="1899-12-30T00:01:03.77300012391">
            <text:p>30.12.1899 00:01:03,773</text:p>
          </table:table-cell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5T01:36:59.99">
            <text:p>15.12.16 01:37</text:p>
          </table:table-cell>
          <table:table-cell table:style-name="ce23" table:formula="of:=[.H6]-[.$H$4]" office:value-type="time" office:time-value="PT01H31M59.99S">
            <text:p>01:32</text:p>
          </table:table-cell>
          <table:table-cell table:style-name="ce26" office:value-type="float" office:value="4.11">
            <text:p>4,11</text:p>
          </table:table-cell>
          <table:table-cell table:style-name="ce20" office:value-type="date" office:date-value="2017-01-18T16:50:00">
            <text:p>18.01.17 16:50</text:p>
          </table:table-cell>
          <table:table-cell table:style-name="ce23" table:formula="of:=([.K6]-[.$K$4])*[.$Q$1]" office:value-type="time" office:time-value="PT00H13M00S">
            <text:p>00:13</text:p>
          </table:table-cell>
          <table:table-cell table:style-name="ce26" office:value-type="float" office:value="4.1">
            <text:p>4,10</text:p>
          </table:table-cell>
          <table:table-cell table:style-name="ce20" office:value-type="date" office:date-value="2016-12-15T01:36:59.99">
            <text:p>15.12.16 01:37</text:p>
          </table:table-cell>
          <table:table-cell table:style-name="ce23" table:formula="of:=[.N6]-[.$H$4]" office:value-type="time" office:time-value="PT01H31M59.99S">
            <text:p>01:32</text:p>
          </table:table-cell>
          <table:table-cell table:style-name="ce26" office:value-type="float" office:value="4.11">
            <text:p>4,11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5T02:41:00">
            <text:p>15.12.16 02:41</text:p>
          </table:table-cell>
          <table:table-cell table:style-name="ce23" table:formula="of:=[.H7]-[.$H$4]" office:value-type="time" office:time-value="PT02H36M00S">
            <text:p>02:36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7-01-18T17:00:00">
            <text:p>18.01.17 17:00</text:p>
          </table:table-cell>
          <table:table-cell table:style-name="ce23" table:formula="of:=([.K7]-[.$K$4])*[.$Q$1]" office:value-type="time" office:time-value="PT00H23M00S">
            <text:p>00:23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5T02:41:00">
            <text:p>15.12.16 02:41</text:p>
          </table:table-cell>
          <table:table-cell table:style-name="ce23" table:formula="of:=[.N7]-[.$H$4]" office:value-type="time" office:time-value="PT02H36M00S">
            <text:p>02:36</text:p>
          </table:table-cell>
          <table:table-cell table:style-name="ce26"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5T07:30:00">
            <text:p>15.12.16 07:30</text:p>
          </table:table-cell>
          <table:table-cell table:style-name="ce23" table:formula="of:=[.H8]-[.$H$4]" office:value-type="time" office:time-value="PT07H25M00S">
            <text:p>07:25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7-01-18T17:20:00">
            <text:p>18.01.17 17:20</text:p>
          </table:table-cell>
          <table:table-cell table:style-name="ce23" table:formula="of:=([.K8]-[.$K$4])*[.$Q$1]" office:value-type="time" office:time-value="PT00H43M00S">
            <text:p>00:43</text:p>
          </table:table-cell>
          <table:table-cell table:style-name="ce26" office:value-type="float" office:value="4.08">
            <text:p>4,08</text:p>
          </table:table-cell>
          <table:table-cell table:style-name="ce20" office:value-type="date" office:date-value="2016-12-15T07:30:00">
            <text:p>15.12.16 07:30</text:p>
          </table:table-cell>
          <table:table-cell table:style-name="ce23" table:formula="of:=[.N8]-[.$H$4]" office:value-type="time" office:time-value="PT07H25M00S">
            <text:p>07:25</text:p>
          </table:table-cell>
          <table:table-cell table:style-name="ce26" office:value-type="float" office:value="4.05">
            <text:p>4,05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5T10:19:00">
            <text:p>15.12.16 10:19</text:p>
          </table:table-cell>
          <table:table-cell table:style-name="ce23" table:formula="of:=[.H9]-[.$H$4]" office:value-type="time" office:time-value="PT10H14M00S">
            <text:p>10:14</text:p>
          </table:table-cell>
          <table:table-cell table:style-name="ce26" office:value-type="float" office:value="4.03">
            <text:p>4,03</text:p>
          </table:table-cell>
          <table:table-cell table:style-name="ce20" office:value-type="date" office:date-value="2017-01-18T16:52:00">
            <text:p>18.01.17 16:52</text:p>
          </table:table-cell>
          <table:table-cell table:style-name="ce23" table:formula="of:=([.K9]-[.$K$4])*[.$Q$1]" office:value-type="time" office:time-value="PT00H15M00S">
            <text:p>00:15</text:p>
          </table:table-cell>
          <table:table-cell table:style-name="ce26" office:value-type="float" office:value="4.08">
            <text:p>4,08</text:p>
          </table:table-cell>
          <table:table-cell table:style-name="ce20" office:value-type="date" office:date-value="2016-12-15T10:19:00">
            <text:p>15.12.16 10:19</text:p>
          </table:table-cell>
          <table:table-cell table:style-name="ce23" table:formula="of:=[.N9]-[.$H$4]" office:value-type="time" office:time-value="PT10H14M00S">
            <text:p>10:14</text:p>
          </table:table-cell>
          <table:table-cell table:style-name="ce26" office:value-type="float" office:value="4.03">
            <text:p>4,03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5T21:13:00">
            <text:p>15.12.16 21:13</text:p>
          </table:table-cell>
          <table:table-cell table:style-name="ce23" table:formula="of:=[.H10]-[.$H$4]" office:value-type="time" office:time-value="PT21H08M00S">
            <text:p>21:08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7-01-18T18:00:00">
            <text:p>18.01.17 18:00</text:p>
          </table:table-cell>
          <table:table-cell table:style-name="ce23" table:formula="of:=([.K10]-[.$K$4])*[.$Q$1]" office:value-type="time" office:time-value="PT01H23M00S">
            <text:p>01:23</text:p>
          </table:table-cell>
          <table:table-cell table:style-name="ce26" office:value-type="float" office:value="4.06">
            <text:p>4,06</text:p>
          </table:table-cell>
          <table:table-cell table:style-name="ce20" office:value-type="date" office:date-value="2016-12-15T21:13:00">
            <text:p>15.12.16 21:13</text:p>
          </table:table-cell>
          <table:table-cell table:style-name="ce23" table:formula="of:=[.N10]-[.$H$4]" office:value-type="time" office:time-value="PT21H08M00S">
            <text:p>21:08</text:p>
          </table:table-cell>
          <table:table-cell table:style-name="ce26" office:value-type="float" office:value="3.96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2T00:44:00">
            <text:p>12.12.16 00:44</text:p>
          </table:table-cell>
          <table:table-cell table:style-name="ce23" table:formula="of:=[.E11]-[.$E$4]" office:value-type="time" office:time-value="PT10H54M00S">
            <text:p>10:54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6-12-15T22:38:00">
            <text:p>15.12.16 22:38</text:p>
          </table:table-cell>
          <table:table-cell table:style-name="ce23" table:formula="of:=[.H11]-[.$H$4]" office:value-type="time" office:time-value="PT22H33M00S">
            <text:p>22:33</text:p>
          </table:table-cell>
          <table:table-cell table:style-name="ce26" office:value-type="float" office:value="3.95">
            <text:p>3,95</text:p>
          </table:table-cell>
          <table:table-cell table:style-name="ce20" office:value-type="date" office:date-value="2017-01-18T19:00:00">
            <text:p>18.01.17 19:00</text:p>
          </table:table-cell>
          <table:table-cell table:style-name="ce23" table:formula="of:=([.K11]-[.$K$4])*[.$Q$1]" office:value-type="time" office:time-value="PT02H23M00S">
            <text:p>02:23</text:p>
          </table:table-cell>
          <table:table-cell table:style-name="ce26" office:value-type="float" office:value="4.03">
            <text:p>4,03</text:p>
          </table:table-cell>
          <table:table-cell table:style-name="ce20" office:value-type="date" office:date-value="2016-12-15T22:38:00">
            <text:p>15.12.16 22:38</text:p>
          </table:table-cell>
          <table:table-cell table:style-name="ce23" table:formula="of:=[.N11]-[.$H$4]" office:value-type="time" office:time-value="PT22H33M00S">
            <text:p>22:33</text:p>
          </table:table-cell>
          <table:table-cell table:style-name="ce26" office:value-type="float" office:value="3.95">
            <text:p>3,95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2T07:14:00">
            <text:p>12.12.16 07:14</text:p>
          </table:table-cell>
          <table:table-cell table:style-name="ce23" table:formula="of:=[.E12]-[.$E$4]" office:value-type="time" office:time-value="PT17H24M00S">
            <text:p>17:24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6-12-16T01:00:00">
            <text:p>16.12.16 01:00</text:p>
          </table:table-cell>
          <table:table-cell table:style-name="ce23" table:formula="of:=[.H12]-[.$H$4]" office:value-type="time" office:time-value="PT24H55M00S">
            <text:p>24:55</text:p>
          </table:table-cell>
          <table:table-cell table:style-name="ce26" office:value-type="float" office:value="3.93">
            <text:p>3,93</text:p>
          </table:table-cell>
          <table:table-cell table:style-name="ce20" office:value-type="date" office:date-value="2017-01-18T20:00:00">
            <text:p>18.01.17 20:00</text:p>
          </table:table-cell>
          <table:table-cell table:style-name="ce23" table:formula="of:=([.K12]-[.$K$4])*[.$Q$1]" office:value-type="time" office:time-value="PT03H23M00S">
            <text:p>03:23</text:p>
          </table:table-cell>
          <table:table-cell table:style-name="ce26" office:value-type="float" office:value="4">
            <text:p>4,00</text:p>
          </table:table-cell>
          <table:table-cell table:style-name="ce20" office:value-type="date" office:date-value="2016-12-16T01:00:00">
            <text:p>16.12.16 01:00</text:p>
          </table:table-cell>
          <table:table-cell table:style-name="ce23" table:formula="of:=[.N12]-[.$H$4]" office:value-type="time" office:time-value="PT24H55M00S">
            <text:p>24:55</text:p>
          </table:table-cell>
          <table:table-cell table:style-name="ce26" office:value-type="float" office:value="3.93">
            <text:p>3,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2T10:18:00">
            <text:p>12.12.16 10:18</text:p>
          </table:table-cell>
          <table:table-cell table:style-name="ce23" table:formula="of:=[.E13]-[.$E$4]" office:value-type="time" office:time-value="PT20H28M00S">
            <text:p>20:28</text:p>
          </table:table-cell>
          <table:table-cell table:style-name="ce26" office:value-type="float" office:value="3.86">
            <text:p>3,86</text:p>
          </table:table-cell>
          <table:table-cell table:style-name="ce20" office:value-type="date" office:date-value="2016-12-16T02:00:00">
            <text:p>16.12.16 02:00</text:p>
          </table:table-cell>
          <table:table-cell table:style-name="ce23" table:formula="of:=[.H13]-[.$H$4]" office:value-type="time" office:time-value="PT25H55M00S">
            <text:p>25:55</text:p>
          </table:table-cell>
          <table:table-cell table:style-name="ce26" office:value-type="float" office:value="3.93">
            <text:p>3,93</text:p>
          </table:table-cell>
          <table:table-cell table:style-name="ce20" office:value-type="date" office:date-value="2017-01-18T21:40:00">
            <text:p>18.01.17 21:40</text:p>
          </table:table-cell>
          <table:table-cell table:style-name="ce23" table:formula="of:=([.K13]-[.$K$4])*[.$Q$1]" office:value-type="time" office:time-value="PT05H03M00S">
            <text:p>05:03</text:p>
          </table:table-cell>
          <table:table-cell table:style-name="ce26" office:value-type="float" office:value="3.94">
            <text:p>3,94</text:p>
          </table:table-cell>
          <table:table-cell table:style-name="ce20" office:value-type="date" office:date-value="2016-12-16T02:00:00">
            <text:p>16.12.16 02:00</text:p>
          </table:table-cell>
          <table:table-cell table:style-name="ce23" table:formula="of:=[.N13]-[.$H$4]" office:value-type="time" office:time-value="PT25H55M00S">
            <text:p>25:55</text:p>
          </table:table-cell>
          <table:table-cell table:style-name="ce26" office:value-type="float" office:value="3.93">
            <text:p>3,93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2T11:15:00">
            <text:p>12.12.16 11:15</text:p>
          </table:table-cell>
          <table:table-cell table:style-name="ce23" table:formula="of:=[.E14]-[.$E$4]" office:value-type="time" office:time-value="PT21H25M00S">
            <text:p>21:25</text:p>
          </table:table-cell>
          <table:table-cell table:style-name="ce26" office:value-type="float" office:value="3.85">
            <text:p>3,85</text:p>
          </table:table-cell>
          <table:table-cell table:style-name="ce20" office:value-type="date" office:date-value="2016-12-16T07:15:00">
            <text:p>16.12.16 07:15</text:p>
          </table:table-cell>
          <table:table-cell table:style-name="ce23" table:formula="of:=[.H14]-[.$H$4]" office:value-type="time" office:time-value="PT31H10M00S">
            <text:p>31:10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7-01-19T00:16:00">
            <text:p>19.01.17 00:16</text:p>
          </table:table-cell>
          <table:table-cell table:style-name="ce23" table:formula="of:=([.K14]-[.$K$4])*[.$Q$1]" office:value-type="time" office:time-value="PT07H39M00S">
            <text:p>07:39</text:p>
          </table:table-cell>
          <table:table-cell table:style-name="ce26" office:value-type="float" office:value="3.89">
            <text:p>3,89</text:p>
          </table:table-cell>
          <table:table-cell table:style-name="ce20" office:value-type="date" office:date-value="2016-12-16T07:15:00">
            <text:p>16.12.16 07:15</text:p>
          </table:table-cell>
          <table:table-cell table:style-name="ce23" table:formula="of:=[.N14]-[.$H$4]" office:value-type="time" office:time-value="PT31H10M00S">
            <text:p>31:10</text:p>
          </table:table-cell>
          <table:table-cell table:style-name="ce26" office:value-type="float" office:value="3.9">
            <text:p>3,90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2T21:30:00">
            <text:p>12.12.16 21:30</text:p>
          </table:table-cell>
          <table:table-cell table:style-name="ce23" table:formula="of:=[.E15]-[.$E$4]" office:value-type="time" office:time-value="PT31H40M00S">
            <text:p>31:40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6-12-16T10:32:00">
            <text:p>16.12.16 10:32</text:p>
          </table:table-cell>
          <table:table-cell table:style-name="ce23" table:formula="of:=[.H15]-[.$H$4]" office:value-type="time" office:time-value="PT34H27M00S">
            <text:p>34:27</text:p>
          </table:table-cell>
          <table:table-cell table:style-name="ce26" office:value-type="float" office:value="3.87">
            <text:p>3,87</text:p>
          </table:table-cell>
          <table:table-cell table:style-name="ce20" office:value-type="date" office:date-value="2017-01-19T07:09:00">
            <text:p>19.01.17 07:09</text:p>
          </table:table-cell>
          <table:table-cell table:style-name="ce23" table:formula="of:=([.K15]-[.$K$4])*[.$Q$1]" office:value-type="time" office:time-value="PT14H32M00S">
            <text:p>14:32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6T10:32:00">
            <text:p>16.12.16 10:32</text:p>
          </table:table-cell>
          <table:table-cell table:style-name="ce23" table:formula="of:=[.N15]-[.$H$4]" office:value-type="time" office:time-value="PT34H27M00S">
            <text:p>34:27</text:p>
          </table:table-cell>
          <table:table-cell table:style-name="ce26" office:value-type="float" office:value="3.87">
            <text:p>3,87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2T23:22:00">
            <text:p>12.12.16 23:22</text:p>
          </table:table-cell>
          <table:table-cell table:style-name="ce23" table:formula="of:=[.E16]-[.$E$4]" office:value-type="time" office:time-value="PT33H32M00S">
            <text:p>33:32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6-12-16T21:35:00">
            <text:p>16.12.16 21:35</text:p>
          </table:table-cell>
          <table:table-cell table:style-name="ce23" table:formula="of:=[.H16]-[.$H$4]" office:value-type="time" office:time-value="PT45H30M00S">
            <text:p>45:30</text:p>
          </table:table-cell>
          <table:table-cell table:style-name="ce26" office:value-type="float" office:value="3.82">
            <text:p>3,82</text:p>
          </table:table-cell>
          <table:table-cell table:style-name="ce20" office:value-type="date" office:date-value="2017-01-19T09:35:00">
            <text:p>19.01.17 09:35</text:p>
          </table:table-cell>
          <table:table-cell table:style-name="ce23" table:formula="of:=([.K16]-[.$K$4])*[.$Q$1]" office:value-type="time" office:time-value="PT16H58M00S">
            <text:p>16:58</text:p>
          </table:table-cell>
          <table:table-cell table:style-name="ce26" office:value-type="float" office:value="3.73">
            <text:p>3,73</text:p>
          </table:table-cell>
          <table:table-cell table:style-name="ce20" office:value-type="date" office:date-value="2016-12-16T21:35:00">
            <text:p>16.12.16 21:35</text:p>
          </table:table-cell>
          <table:table-cell table:style-name="ce23" table:formula="of:=[.N16]-[.$H$4]" office:value-type="time" office:time-value="PT45H30M00S">
            <text:p>45:30</text:p>
          </table:table-cell>
          <table:table-cell table:style-name="ce26" office:value-type="float" office:value="3.82">
            <text:p>3,82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3T01:20:59.99">
            <text:p>13.12.16 01:21</text:p>
          </table:table-cell>
          <table:table-cell table:style-name="ce23" table:formula="of:=[.E17]-[.$E$4]" office:value-type="time" office:time-value="PT35H30M59.99S">
            <text:p>35:31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6-12-17">
            <text:p>17.12.16 00:00</text:p>
          </table:table-cell>
          <table:table-cell table:style-name="ce23" table:formula="of:=[.H17]-[.$H$4]" office:value-type="time" office:time-value="PT47H55M00S">
            <text:p>47:55</text:p>
          </table:table-cell>
          <table:table-cell table:style-name="ce26" office:value-type="float" office:value="3.81">
            <text:p>3,81</text:p>
          </table:table-cell>
          <table:table-cell table:style-name="ce20" office:value-type="date" office:date-value="2017-01-19T12:33:00">
            <text:p>19.01.17 12:33</text:p>
          </table:table-cell>
          <table:table-cell table:style-name="ce23" table:formula="of:=([.K17]-[.$K$4])*[.$Q$1]" office:value-type="time" office:time-value="PT19H56M00S">
            <text:p>19:56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7">
            <text:p>17.12.16 00:00</text:p>
          </table:table-cell>
          <table:table-cell table:style-name="ce23" table:formula="of:=[.N17]-[.$H$4]" office:value-type="time" office:time-value="PT47H55M00S">
            <text:p>47:55</text:p>
          </table:table-cell>
          <table:table-cell table:style-name="ce26" office:value-type="float" office:value="3.81">
            <text:p>3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3T03:53:00">
            <text:p>13.12.16 03:53</text:p>
          </table:table-cell>
          <table:table-cell table:style-name="ce23" table:formula="of:=[.E18]-[.$E$4]" office:value-type="time" office:time-value="PT38H03M00S">
            <text:p>38:03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6-12-17T02:00:00">
            <text:p>17.12.16 02:00</text:p>
          </table:table-cell>
          <table:table-cell table:style-name="ce23" table:formula="of:=[.H18]-[.$H$4]" office:value-type="time" office:time-value="PT49H55M00S">
            <text:p>49:55</text:p>
          </table:table-cell>
          <table:table-cell table:style-name="ce26" office:value-type="float" office:value="3.8">
            <text:p>3,80</text:p>
          </table:table-cell>
          <table:table-cell table:style-name="ce20" office:value-type="date" office:date-value="2017-01-19T15:00:00">
            <text:p>19.01.17 15:00</text:p>
          </table:table-cell>
          <table:table-cell table:style-name="ce23" table:formula="of:=([.K18]-[.$K$4])*[.$Q$1]" office:value-type="time" office:time-value="PT22H23M00S">
            <text:p>22:23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7T02:00:00">
            <text:p>17.12.16 02:00</text:p>
          </table:table-cell>
          <table:table-cell table:style-name="ce23" table:formula="of:=[.N18]-[.$H$4]" office:value-type="time" office:time-value="PT49H55M00S">
            <text:p>49:55</text:p>
          </table:table-cell>
          <table:table-cell table:style-name="ce26" office:value-type="float" office:value="3.8">
            <text:p>3,80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3T05:49:00">
            <text:p>13.12.16 05:49</text:p>
          </table:table-cell>
          <table:table-cell table:style-name="ce23" table:formula="of:=[.E19]-[.$E$4]" office:value-type="time" office:time-value="PT39H59M00S">
            <text:p>3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7T08:48:00">
            <text:p>17.12.16 08:48</text:p>
          </table:table-cell>
          <table:table-cell table:style-name="ce23" table:formula="of:=[.H19]-[.$H$4]" office:value-type="time" office:time-value="PT56H43M00S">
            <text:p>56:43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7-01-19T16:33:00">
            <text:p>19.01.17 16:33</text:p>
          </table:table-cell>
          <table:table-cell table:style-name="ce23" table:formula="of:=([.K19]-[.$K$4])*[.$Q$1]" office:value-type="time" office:time-value="PT23H56M00S">
            <text:p>23:56</text:p>
          </table:table-cell>
          <table:table-cell table:style-name="ce26" office:value-type="float" office:value="3.63">
            <text:p>3,63</text:p>
          </table:table-cell>
          <table:table-cell table:style-name="ce20" office:value-type="date" office:date-value="2016-12-17T08:48:00">
            <text:p>17.12.16 08:48</text:p>
          </table:table-cell>
          <table:table-cell table:style-name="ce23" table:formula="of:=[.N19]-[.$H$4]" office:value-type="time" office:time-value="PT56H43M00S">
            <text:p>56:43</text:p>
          </table:table-cell>
          <table:table-cell table:style-name="ce26" office:value-type="float" office:value="3.79">
            <text:p>3,79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3T10:07:00">
            <text:p>13.12.16 10:07</text:p>
          </table:table-cell>
          <table:table-cell table:style-name="ce23" table:formula="of:=[.E20]-[.$E$4]" office:value-type="time" office:time-value="PT44H17M00S">
            <text:p>44:17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6-12-17T09:43:00">
            <text:p>17.12.16 09:43</text:p>
          </table:table-cell>
          <table:table-cell table:style-name="ce23" table:formula="of:=[.H20]-[.$H$4]" office:value-type="time" office:time-value="PT57H38M00S">
            <text:p>57:38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7-01-19T17:46:00">
            <text:p>19.01.17 17:46</text:p>
          </table:table-cell>
          <table:table-cell table:style-name="ce23" table:formula="of:=([.K20]-[.$K$4])*[.$Q$1]" office:value-type="time" office:time-value="PT25H09M00S">
            <text:p>25:09</text:p>
          </table:table-cell>
          <table:table-cell table:style-name="ce26" office:value-type="float" office:value="3.53">
            <text:p>3,53</text:p>
          </table:table-cell>
          <table:table-cell table:style-name="ce20" office:value-type="date" office:date-value="2016-12-17T09:43:00">
            <text:p>17.12.16 09:43</text:p>
          </table:table-cell>
          <table:table-cell table:style-name="ce23" table:formula="of:=[.N20]-[.$H$4]" office:value-type="time" office:time-value="PT57H38M00S">
            <text:p>57:38</text:p>
          </table:table-cell>
          <table:table-cell table:style-name="ce26" office:value-type="float" office:value="3.78">
            <text:p>3,78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3T21:08:00">
            <text:p>13.12.16 21:08</text:p>
          </table:table-cell>
          <table:table-cell table:style-name="ce23" table:formula="of:=[.E21]-[.$E$4]" office:value-type="time" office:time-value="PT55H18M00S">
            <text:p>55:18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7T13:10:00">
            <text:p>17.12.16 13:10</text:p>
          </table:table-cell>
          <table:table-cell table:style-name="ce23" table:formula="of:=[.H21]-[.$H$4]" office:value-type="time" office:time-value="PT61H05M00S">
            <text:p>61:05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7-01-19T18:18:00">
            <text:p>19.01.17 18:18</text:p>
          </table:table-cell>
          <table:table-cell table:style-name="ce23" table:formula="of:=([.K21]-[.$K$4])*[.$Q$1]" office:value-type="time" office:time-value="PT25H41M00S">
            <text:p>25:41</text:p>
          </table:table-cell>
          <table:table-cell table:style-name="ce26" office:value-type="float" office:value="3.4">
            <text:p>3,40</text:p>
          </table:table-cell>
          <table:table-cell table:style-name="ce20" office:value-type="date" office:date-value="2016-12-17T13:10:00">
            <text:p>17.12.16 13:10</text:p>
          </table:table-cell>
          <table:table-cell table:style-name="ce23" table:formula="of:=[.N21]-[.$H$4]" office:value-type="time" office:time-value="PT61H05M00S">
            <text:p>61:05</text:p>
          </table:table-cell>
          <table:table-cell table:style-name="ce26" office:value-type="float" office:value="3.77">
            <text:p>3,77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4T00:42:00">
            <text:p>14.12.16 00:42</text:p>
          </table:table-cell>
          <table:table-cell table:style-name="ce23" table:formula="of:=[.E22]-[.$E$4]" office:value-type="time" office:time-value="PT58H52M00S">
            <text:p>58:52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7T18:39:00">
            <text:p>17.12.16 18:39</text:p>
          </table:table-cell>
          <table:table-cell table:style-name="ce23" table:formula="of:=[.H22]-[.$H$4]" office:value-type="time" office:time-value="PT66H34M00S">
            <text:p>66:34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7-01-19T18:48:00">
            <text:p>19.01.17 18:48</text:p>
          </table:table-cell>
          <table:table-cell table:style-name="ce23" table:formula="of:=([.K22]-[.$K$4])*[.$Q$1]" office:value-type="time" office:time-value="PT26H11M00S">
            <text:p>26:11</text:p>
          </table:table-cell>
          <table:table-cell table:style-name="ce26" office:value-type="float" office:value="3.1">
            <text:p>3,10</text:p>
          </table:table-cell>
          <table:table-cell table:style-name="ce20" office:value-type="date" office:date-value="2016-12-17T18:39:00">
            <text:p>17.12.16 18:39</text:p>
          </table:table-cell>
          <table:table-cell table:style-name="ce23" table:formula="of:=[.N22]-[.$H$4]" office:value-type="time" office:time-value="PT66H34M00S">
            <text:p>66:34</text:p>
          </table:table-cell>
          <table:table-cell table:style-name="ce26" office:value-type="float" office:value="3.76">
            <text:p>3,76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5" table:formula="of:=[.A23]-[.$A$4]" office:value-type="time" office:time-value="PT03H43M00S">
            <text:p>03:43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5">
            <text:p>5,00</text:p>
          </table:table-cell>
          <table:table-cell table:style-name="ce20" office:value-type="date" office:date-value="2016-12-14T07:15:00">
            <text:p>14.12.16 07:15</text:p>
          </table:table-cell>
          <table:table-cell table:style-name="ce23" table:formula="of:=[.E23]-[.$E$4]" office:value-type="time" office:time-value="PT65H25M00S">
            <text:p>65:25</text:p>
          </table:table-cell>
          <table:table-cell table:style-name="ce26" office:value-type="float" office:value="3.55">
            <text:p>3,55</text:p>
          </table:table-cell>
          <table:table-cell table:style-name="ce20" office:value-type="date" office:date-value="2016-12-17T22:04:00">
            <text:p>17.12.16 22:04</text:p>
          </table:table-cell>
          <table:table-cell table:style-name="ce23" table:formula="of:=[.H23]-[.$H$4]" office:value-type="time" office:time-value="PT69H59M00S">
            <text:p>6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7-01-19T18:51:10">
            <text:p>19.01.17 18:51</text:p>
          </table:table-cell>
          <table:table-cell table:style-name="ce23" table:formula="of:=([.K23]-[.$K$4])*[.$Q$1]" office:value-type="time" office:time-value="PT26H14M10S">
            <text:p>26:14</text:p>
          </table:table-cell>
          <table:table-cell table:style-name="ce26" office:value-type="float" office:value="3">
            <text:p>3,00</text:p>
          </table:table-cell>
          <table:table-cell table:style-name="ce20" office:value-type="date" office:date-value="2016-12-17T22:04:00">
            <text:p>17.12.16 22:04</text:p>
          </table:table-cell>
          <table:table-cell table:style-name="ce23" table:formula="of:=[.N23]-[.$H$4]" office:value-type="time" office:time-value="PT69H59M00S">
            <text:p>69:59</text:p>
          </table:table-cell>
          <table:table-cell table:style-name="ce26" office:value-type="float" office:value="3.75">
            <text:p>3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4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4">
            <text:p>5,14</text:p>
          </table:table-cell>
          <table:table-cell table:style-name="ce20" office:value-type="date" office:date-value="2016-12-14T10:28:00">
            <text:p>14.12.16 10:28</text:p>
          </table:table-cell>
          <table:table-cell table:style-name="ce23" table:formula="of:=[.E24]-[.$E$4]" office:value-type="time" office:time-value="PT68H38M00S">
            <text:p>68:38</text:p>
          </table:table-cell>
          <table:table-cell table:style-name="ce26" office:value-type="float" office:value="3.4">
            <text:p>3,40</text:p>
          </table:table-cell>
          <table:table-cell table:style-name="ce20" office:value-type="date" office:date-value="2016-12-18T02:00:00">
            <text:p>18.12.16 02:00</text:p>
          </table:table-cell>
          <table:table-cell table:style-name="ce23" table:formula="of:=[.H24]-[.$H$4]" office:value-type="time" office:time-value="PT73H55M00S">
            <text:p>73:55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7-01-19T18:56:40">
            <text:p>19.01.17 18:56</text:p>
          </table:table-cell>
          <table:table-cell table:style-name="ce24" table:formula="of:=([.K24]-[.$K$4])*[.$Q$1]" office:value-type="time" office:time-value="PT26H19M40S">
            <text:p>26:19</text:p>
          </table:table-cell>
          <table:table-cell table:style-name="ce27" office:value-type="float" office:value="2.5">
            <text:p>2,50</text:p>
          </table:table-cell>
          <table:table-cell table:style-name="ce20" office:value-type="date" office:date-value="2016-12-18T02:00:00">
            <text:p>18.12.16 02:00</text:p>
          </table:table-cell>
          <table:table-cell table:style-name="ce23" table:formula="of:=[.N24]-[.$H$4]" office:value-type="time" office:time-value="PT73H55M00S">
            <text:p>73:55</text:p>
          </table:table-cell>
          <table:table-cell table:style-name="ce26" office:value-type="float" office:value="3.74">
            <text:p>3,7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0:58:00">
            <text:p>14.12.16 10:58</text:p>
          </table:table-cell>
          <table:table-cell table:style-name="ce23" table:formula="of:=[.E25]-[.$E$4]" office:value-type="time" office:time-value="PT69H08M00S">
            <text:p>69:08</text:p>
          </table:table-cell>
          <table:table-cell table:style-name="ce26" office:value-type="float" office:value="3.35">
            <text:p>3,35</text:p>
          </table:table-cell>
          <table:table-cell table:style-name="ce20" office:value-type="date" office:date-value="2016-12-18T09:27:00">
            <text:p>18.12.16 09:27</text:p>
          </table:table-cell>
          <table:table-cell table:style-name="ce23" table:formula="of:=[.H25]-[.$H$4]" office:value-type="time" office:time-value="PT81H22M00S">
            <text:p>81:22</text:p>
          </table:table-cell>
          <table:table-cell table:style-name="ce26" office:value-type="float" office:value="3.72">
            <text:p>3,72</text:p>
          </table:table-cell>
          <table:table-cell table:number-columns-repeated="3"/>
          <table:table-cell table:style-name="ce20" office:value-type="date" office:date-value="2016-12-18T09:27:00">
            <text:p>18.12.16 09:27</text:p>
          </table:table-cell>
          <table:table-cell table:style-name="ce23" table:formula="of:=[.N25]-[.$H$4]" office:value-type="time" office:time-value="PT81H22M00S">
            <text:p>81:22</text:p>
          </table:table-cell>
          <table:table-cell table:style-name="ce26" office:value-type="float" office:value="3.72">
            <text:p>3,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2:36:00">
            <text:p>14.12.16 12:36</text:p>
          </table:table-cell>
          <table:table-cell table:style-name="ce24" table:formula="of:=[.E26]-[.$E$4]" office:value-type="time" office:time-value="PT70H46M00S">
            <text:p>70:46</text:p>
          </table:table-cell>
          <table:table-cell table:style-name="ce27" office:value-type="float" office:value="3">
            <text:p>3,00</text:p>
          </table:table-cell>
          <table:table-cell table:style-name="ce20" office:value-type="date" office:date-value="2016-12-18T18:45:00">
            <text:p>18.12.16 18:45</text:p>
          </table:table-cell>
          <table:table-cell table:style-name="ce23" table:formula="of:=[.H26]-[.$H$4]" office:value-type="time" office:time-value="PT90H40M00S">
            <text:p>90:40</text:p>
          </table:table-cell>
          <table:table-cell table:style-name="ce26" office:value-type="float" office:value="3.69">
            <text:p>3,69</text:p>
          </table:table-cell>
          <table:table-cell table:number-columns-repeated="3"/>
          <table:table-cell table:style-name="ce20" office:value-type="date" office:date-value="2016-12-18T18:45:00">
            <text:p>18.12.16 18:45</text:p>
          </table:table-cell>
          <table:table-cell table:style-name="ce23" table:formula="of:=[.N26]-[.$H$4]" office:value-type="time" office:time-value="PT90H40M00S">
            <text:p>90:40</text:p>
          </table:table-cell>
          <table:table-cell table:style-name="ce26"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8T20:19:00">
            <text:p>18.12.16 20:19</text:p>
          </table:table-cell>
          <table:table-cell table:style-name="ce23" table:formula="of:=[.H27]-[.$H$4]" office:value-type="time" office:time-value="PT92H14M00S">
            <text:p>92:14</text:p>
          </table:table-cell>
          <table:table-cell table:style-name="ce26" office:value-type="float" office:value="3.69">
            <text:p>3,69</text:p>
          </table:table-cell>
          <table:table-cell table:number-columns-repeated="3"/>
          <table:table-cell table:style-name="ce20" office:value-type="date" office:date-value="2016-12-18T20:19:00">
            <text:p>18.12.16 20:19</text:p>
          </table:table-cell>
          <table:table-cell table:style-name="ce23" table:formula="of:=[.N27]-[.$H$4]" office:value-type="time" office:time-value="PT92H14M00S">
            <text:p>92:14</text:p>
          </table:table-cell>
          <table:table-cell table:style-name="ce26"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8T22:24:00">
            <text:p>18.12.16 22:24</text:p>
          </table:table-cell>
          <table:table-cell table:style-name="ce23" table:formula="of:=[.H28]-[.$H$4]" office:value-type="time" office:time-value="PT94H19M00S">
            <text:p>94:19</text:p>
          </table:table-cell>
          <table:table-cell table:style-name="ce26" office:value-type="float" office:value="3.68">
            <text:p>3,68</text:p>
          </table:table-cell>
          <table:table-cell table:number-columns-repeated="3"/>
          <table:table-cell table:style-name="ce20" office:value-type="date" office:date-value="2016-12-18T22:24:00">
            <text:p>18.12.16 22:24</text:p>
          </table:table-cell>
          <table:table-cell table:style-name="ce23" table:formula="of:=[.N28]-[.$H$4]" office:value-type="time" office:time-value="PT94H19M00S">
            <text:p>94:19</text:p>
          </table:table-cell>
          <table:table-cell table:style-name="ce26" office:value-type="float" office:value="3.68">
            <text:p>3,68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0" office:value-type="date" office:date-value="2016-12-19T02:13:00">
            <text:p>19.12.16 02:13</text:p>
          </table:table-cell>
          <table:table-cell table:style-name="ce23" table:formula="of:=[.H29]-[.$H$4]" office:value-type="time" office:time-value="PT98H08M00S">
            <text:p>98:08</text:p>
          </table:table-cell>
          <table:table-cell table:style-name="ce26" office:value-type="float" office:value="3.66">
            <text:p>3,66</text:p>
          </table:table-cell>
          <table:table-cell table:number-columns-repeated="3"/>
          <table:table-cell table:style-name="ce20" office:value-type="date" office:date-value="2016-12-19T02:13:00">
            <text:p>19.12.16 02:13</text:p>
          </table:table-cell>
          <table:table-cell table:style-name="ce23" table:formula="of:=[.N29]-[.$H$4]" office:value-type="time" office:time-value="PT98H08M00S">
            <text:p>98:08</text:p>
          </table:table-cell>
          <table:table-cell table:style-name="ce26" office:value-type="float" office:value="3.66">
            <text:p>3,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07:20:00">
            <text:p>19.12.16 07:20</text:p>
          </table:table-cell>
          <table:table-cell table:style-name="ce23" table:formula="of:=[.H30]-[.$H$4]" office:value-type="time" office:time-value="PT103H15M00S">
            <text:p>103:15</text:p>
          </table:table-cell>
          <table:table-cell table:style-name="ce26" office:value-type="float" office:value="3.65">
            <text:p>3,65</text:p>
          </table:table-cell>
          <table:table-cell table:number-columns-repeated="3"/>
          <table:table-cell table:style-name="ce20" office:value-type="date" office:date-value="2016-12-19T07:20:00">
            <text:p>19.12.16 07:20</text:p>
          </table:table-cell>
          <table:table-cell table:style-name="ce23" table:formula="of:=[.N30]-[.$H$4]" office:value-type="time" office:time-value="PT103H15M00S">
            <text:p>103:15</text:p>
          </table:table-cell>
          <table:table-cell table:style-name="ce26" office:value-type="float" office:value="3.65">
            <text:p>3,6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09:21:00">
            <text:p>19.12.16 09:21</text:p>
          </table:table-cell>
          <table:table-cell table:style-name="ce23" table:formula="of:=[.H31]-[.$H$4]" office:value-type="time" office:time-value="PT105H16M00S">
            <text:p>105:16</text:p>
          </table:table-cell>
          <table:table-cell table:style-name="ce26" office:value-type="float" office:value="3.65">
            <text:p>3,65</text:p>
          </table:table-cell>
          <table:table-cell table:number-columns-repeated="3"/>
          <table:table-cell table:style-name="ce20" office:value-type="date" office:date-value="2016-12-19T09:21:00">
            <text:p>19.12.16 09:21</text:p>
          </table:table-cell>
          <table:table-cell table:style-name="ce23" table:formula="of:=[.N31]-[.$H$4]" office:value-type="time" office:time-value="PT105H16M00S">
            <text:p>105:16</text:p>
          </table:table-cell>
          <table:table-cell table:style-name="ce26" office:value-type="float" office:value="3.65">
            <text:p>3,6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17:30:00">
            <text:p>19.12.16 17:30</text:p>
          </table:table-cell>
          <table:table-cell table:style-name="ce23" table:formula="of:=[.H32]-[.$H$4]" office:value-type="time" office:time-value="PT113H25M00S">
            <text:p>113:25</text:p>
          </table:table-cell>
          <table:table-cell table:style-name="ce26" office:value-type="float" office:value="3.42">
            <text:p>3,42</text:p>
          </table:table-cell>
          <table:table-cell table:number-columns-repeated="3"/>
          <table:table-cell table:style-name="ce20" office:value-type="date" office:date-value="2016-12-19T17:30:00">
            <text:p>19.12.16 17:30</text:p>
          </table:table-cell>
          <table:table-cell table:style-name="ce23" table:formula="of:=[.N32]-[.$H$4]" office:value-type="time" office:time-value="PT113H25M00S">
            <text:p>113:25</text:p>
          </table:table-cell>
          <table:table-cell table:style-name="ce26" office:value-type="float" office:value="3.42">
            <text:p>3,4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19:43:00">
            <text:p>19.12.16 19:43</text:p>
          </table:table-cell>
          <table:table-cell table:style-name="ce23" table:formula="of:=[.H33]-[.$H$4]" office:value-type="time" office:time-value="PT115H38M00S">
            <text:p>115:38</text:p>
          </table:table-cell>
          <table:table-cell table:style-name="ce26" office:value-type="float" office:value="3.26">
            <text:p>3,26</text:p>
          </table:table-cell>
          <table:table-cell table:number-columns-repeated="3"/>
          <table:table-cell table:style-name="ce20" office:value-type="date" office:date-value="2016-12-19T19:43:00">
            <text:p>19.12.16 19:43</text:p>
          </table:table-cell>
          <table:table-cell table:style-name="ce23" table:formula="of:=[.N33]-[.$H$4]" office:value-type="time" office:time-value="PT115H38M00S">
            <text:p>115:38</text:p>
          </table:table-cell>
          <table:table-cell table:style-name="ce26" office:value-type="float" office:value="3.26">
            <text:p>3,2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20:20:00">
            <text:p>19.12.16 20:20</text:p>
          </table:table-cell>
          <table:table-cell table:style-name="ce23" table:formula="of:=[.H34]-[.$H$4]" office:value-type="time" office:time-value="PT116H15M00S">
            <text:p>116:15</text:p>
          </table:table-cell>
          <table:table-cell table:style-name="ce26" office:value-type="float" office:value="3.18">
            <text:p>3,18</text:p>
          </table:table-cell>
          <table:table-cell table:number-columns-repeated="3"/>
          <table:table-cell table:style-name="ce20" office:value-type="date" office:date-value="2016-12-19T20:20:00">
            <text:p>19.12.16 20:20</text:p>
          </table:table-cell>
          <table:table-cell table:style-name="ce23" table:formula="of:=[.N34]-[.$H$4]" office:value-type="time" office:time-value="PT116H15M00S">
            <text:p>116:15</text:p>
          </table:table-cell>
          <table:table-cell table:style-name="ce26" office:value-type="float" office:value="3.18">
            <text:p>3,1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date" office:date-value="2016-12-19T21:10:00">
            <text:p>19.12.16 21:10</text:p>
          </table:table-cell>
          <table:table-cell table:style-name="ce24" table:formula="of:=[.H35]-[.$H$4]" office:value-type="time" office:time-value="PT117H05M00S">
            <text:p>117:05</text:p>
          </table:table-cell>
          <table:table-cell table:style-name="ce27" office:value-type="float" office:value="3">
            <text:p>3,00</text:p>
          </table:table-cell>
          <table:table-cell table:number-columns-repeated="3"/>
          <table:table-cell table:style-name="ce20" office:value-type="date" office:date-value="2016-12-19T21:10:00">
            <text:p>19.12.16 21:10</text:p>
          </table:table-cell>
          <table:table-cell table:style-name="ce23" table:formula="of:=[.N35]-[.$H$4]" office:value-type="time" office:time-value="PT117H05M00S">
            <text:p>117:05</text:p>
          </table:table-cell>
          <table:table-cell table:style-name="ce26" office:value-type="float" office:value="3">
            <text:p>3,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/>
          <table:table-cell table:number-columns-repeated="5"/>
          <table:table-cell table:style-name="ce20" office:value-type="date" office:date-value="2016-12-19T21:30:00">
            <text:p>19.12.16 21:30</text:p>
          </table:table-cell>
          <table:table-cell table:style-name="ce23" table:formula="of:=[.N36]-[.$H$4]" office:value-type="time" office:time-value="PT117H25M00S">
            <text:p>117:25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7"/>
          <table:table-cell table:style-name="ce20"/>
          <table:table-cell table:number-columns-repeated="5"/>
          <table:table-cell table:style-name="ce20" office:value-type="date" office:date-value="2016-12-19T22:00:00">
            <text:p>19.12.16 22:00</text:p>
          </table:table-cell>
          <table:table-cell table:style-name="ce23" table:formula="of:=[.N37]-[.$H$4]" office:value-type="time" office:time-value="PT117H55M00S">
            <text:p>117:55</text:p>
          </table:table-cell>
          <table:table-cell table:style-name="ce27"/>
          <table:table-cell table:number-columns-repeated="2"/>
        </table:table-row>
        <table:table-row table:style-name="ro1">
          <table:table-cell>
            <draw:frame table:end-cell-address="'2000'.M67" table:end-x="1.171cm" table:end-y="0.149cm" draw:z-index="0" draw:style-name="gr1" draw:text-style-name="P1" svg:width="23.459cm" svg:height="13.107cm" svg:x="0.193cm" svg:y="0.139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9">
          <table:table-cell table:number-columns-repeated="18"/>
        </table:table-row>
        <table:table-row table:style-name="ro4">
          <table:table-cell>
            <draw:frame table:end-cell-address="'2000'.M101" table:end-x="1.171cm" table:end-y="0.37cm" draw:z-index="1" draw:style-name="gr1" draw:text-style-name="P1" svg:width="23.505cm" svg:height="15.194cm" svg:x="0.147cm" svg:y="0.079cm">
              <draw:object draw:notify-on-update-of-ranges="'2000'.I4:'2000'.I36 '2000'.I2:'2000'.I2 '2000'.J4:'2000'.J36 '2000'.L4:'2000'.L26 '2000'.L2:'2000'.L2 '2000'.M4:'2000'.M26 '2000'.O4:'2000'.O37 '2000'.O2:'2000'.O2 '2000'.P4:'2000'.P37 '2000'.F4:'2000'.F26 '2000'.F2:'2000'.F2 '2000'.G4:'2000'.G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4" table:number-rows-repeated="1048507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дохлый 1500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8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5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32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5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7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33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5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7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33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5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7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33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5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7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33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5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7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33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5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7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33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5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7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33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5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7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33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5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7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33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5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7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33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5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7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33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5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7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33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5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7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33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5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7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33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5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7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33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5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7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33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5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7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33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5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7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33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6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7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33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7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33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7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4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7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7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96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39"/>
        <table:table-column table:style-name="co12" table:default-cell-style-name="ce42"/>
        <table:table-column table:style-name="co15" table:default-cell-style-name="ce10"/>
        <table:table-column table:style-name="co16" table:default-cell-style-name="ce10"/>
        <table:table-column table:style-name="co9" table:default-cell-style-name="ce15"/>
        <table:table-row table:style-name="ro6">
          <table:table-cell table:style-name="Default"/>
          <table:table-cell table:style-name="ce40"/>
          <table:table-cell table:style-name="ce7" table:number-columns-repeated="2"/>
          <table:table-cell table:style-name="ce12"/>
        </table:table-row>
        <table:table-row table:style-name="ro5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41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43" table:formula="of:=[.A31]-[.$A$4]" office:value-type="time" office:time-value="PT01H42M00S">
            <text:p>01:42</text:p>
          </table:table-cell>
          <table:table-cell table:style-name="ce45" office:value-type="float" office:value="0">
            <text:p>0,00</text:p>
          </table:table-cell>
          <table:table-cell table:style-name="ce45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43" table:formula="of:=[.A32]-[.$A$4]" office:value-type="time" office:time-value="PT01H45M00S">
            <text:p>01:45</text:p>
          </table:table-cell>
          <table:table-cell table:style-name="ce45" office:value-type="float" office:value="0">
            <text:p>0,00</text:p>
          </table:table-cell>
          <table:table-cell table:style-name="ce45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43" table:formula="of:=[.A33]-[.$A$4]" office:value-type="time" office:time-value="PT01H48M00S">
            <text:p>01:48</text:p>
          </table:table-cell>
          <table:table-cell table:style-name="ce45" office:value-type="float" office:value="0">
            <text:p>0,00</text:p>
          </table:table-cell>
          <table:table-cell table:style-name="ce45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4" table:formula="of:=[.A34]-[.$A$4]" office:value-type="time" office:time-value="PT01H53M00S">
            <text:p>01:53</text:p>
          </table:table-cell>
          <table:table-cell table:style-name="ce46" office:value-type="float" office:value="0">
            <text:p>0,00</text:p>
          </table:table-cell>
          <table:table-cell table:style-name="ce46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date-style style:name="N11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1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19.01.2017</text:date>, <text:time>19:11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7-01-19T19:11:15.44</dc:date>
    <dc:creator>Владимир Ласкин</dc:creator>
    <meta:editing-duration>PT15H19M12S</meta:editing-duration>
    <meta:editing-cycles>53</meta:editing-cycles>
    <meta:generator>OpenOffice/4.1.3$Win32 OpenOffice.org_project/413m1$Build-9783</meta:generator>
    <meta:printed-by>Владимир Ласкин</meta:printed-by>
    <meta:print-date>2016-12-19T22:19:57.19</meta:print-date>
    <meta:document-statistic meta:table-count="4" meta:cell-count="8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6cm" svg:height="13.108cm" xlink:href=".." xlink:type="simple" chart:class="chart:scatter" chart:style-name="ch1">
        <chart:title svg:x="10.813cm" svg:y="0.398cm" chart:style-name="ch2">
          <text:p>Зарядка</text:p>
        </chart:title>
        <chart:legend svg:x="5.204cm" svg:y="8.549cm" style:legend-expansion="custom" chartooo:width="4.505cm" chartooo:height="1.543cm" style:legend-expansion-aspect-ratio="2.91963707064161" chart:style-name="ch3"/>
        <chart:plot-area chart:style-name="ch4" table:cell-range-address="'2000'.B5:'2000'.D24 '2000'.C3:'2000'.D3" chart:data-source-has-labels="row" svg:x="2.411cm" svg:y="1.039cm" svg:width="20.841cm" svg:height="11.207cm">
          <chartooo:coordinate-region svg:x="3.323cm" svg:y="1.251cm" svg:width="19.505cm" svg:height="10.322cm"/>
          <chart:axis chart:dimension="x" chart:name="primary-x" chart:style-name="ch5">
            <chart:title svg:x="12.297cm" svg:y="12.50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1.355cm" svg:y="7.65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303cm" svg:height="15.071cm" xlink:href=".." xlink:type="simple" chart:class="chart:scatter" chart:style-name="ch1">
        <chart:title svg:x="10.795cm" svg:y="0.437cm" chart:style-name="ch2">
          <text:p>Процесс Зарядки</text:p>
        </chart:title>
        <chart:legend svg:x="12.107cm" svg:y="9.05cm" style:legend-expansion="custom" chartooo:width="5.156cm" chartooo:height="3.936cm" style:legend-expansion-aspect-ratio="1.3099593495935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594cm" svg:y="1.511cm" svg:width="24.231cm" svg:height="13.004cm">
          <chartooo:coordinate-region svg:x="1.506cm" svg:y="1.724cm" svg:width="22.406cm" svg:height="12.118cm"/>
          <chart:axis chart:dimension="x" chart:name="primary-x" chart:style-name="ch5">
            <chart:title svg:x="12.175cm" svg:y="14.484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23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4.716cm" svg:y="9.909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506cm" svg:height="15.195cm" xlink:href=".." xlink:type="simple" chart:class="chart:scatter" chart:style-name="ch1">
        <chart:title svg:x="8.415cm" svg:y="0.439cm" chart:style-name="ch2">
          <text:p>процесс разрядки с подсветкой</text:p>
        </chart:title>
        <chart:legend svg:x="11.621cm" svg:y="1.787cm" style:legend-expansion="custom" chartooo:width="10.78cm" chartooo:height="1.962cm" style:legend-expansion-aspect-ratio="5.49439347604485" chart:style-name="ch3"/>
        <chart:plot-area chart:style-name="ch4" table:cell-range-address="'2000'.I4:'2000'.J36 '2000'.I2:'2000'.I2 '2000'.L2:'2000'.L2 '2000'.M4:'2000'.M26 '2000'.O2:'2000'.O2 '2000'.P4:'2000'.P37 '2000'.F2:'2000'.F2 '2000'.G4:'2000'.G26 'Общий график'.B2:'Общий график'.B2 'дохлый 1500'.M3:'дохлый 1500'.M27 'Общий график'.B7:'Общий график'.B7 'дохлый 1500'.J3:'дохлый 1500'.J25" chart:data-source-has-labels="row" svg:x="1.556cm" svg:y="1.436cm" svg:width="21.449cm" svg:height="12.738cm">
          <chartooo:coordinate-region svg:x="2.468cm" svg:y="1.648cm" svg:width="20.019cm" svg:height="11.853cm"/>
          <chart:axis chart:dimension="x" chart:name="primary-x" chart:style-name="ch5">
            <chart:title svg:x="11.746cm" svg:y="14.478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99cm" svg:y="8.8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J4:'2000'.J36" chart:label-cell-address="'2000'.I2:'2000'.I2" chart:class="chart:scatter">
            <chart:domain table:cell-range-address="'2000'.I4:'2000'.I36"/>
            <chart:data-point chart:repeated="33"/>
          </chart:series>
          <chart:series chart:style-name="ch11" chart:values-cell-range-address="'2000'.M4:'2000'.M26" chart:label-cell-address="'2000'.L2:'2000'.L2" chart:class="chart:scatter">
            <chart:domain table:cell-range-address="'2000'.L4:'2000'.L26"/>
            <chart:data-point chart:repeated="23"/>
          </chart:series>
          <chart:series chart:style-name="ch12" chart:values-cell-range-address="'2000'.P4:'2000'.P37" chart:label-cell-address="'2000'.O2:'2000'.O2" chart:class="chart:scatter">
            <chart:domain table:cell-range-address="'2000'.O4:'2000'.O37"/>
            <chart:data-point chart:repeated="34"/>
          </chart:series>
          <chart:series chart:style-name="ch13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4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5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подсветка включена блок</text:p>
                <draw:g>
                  <svg:desc>'2000'.L2:'2000'.L2</svg:desc>
                </draw:g>
              </table:table-cell>
              <table:table-cell office:value-type="string">
                <text:p>Столбец O</text:p>
              </table:table-cell>
              <table:table-cell office:value-type="string">
                <text:p>без подсветки блок</text:p>
                <draw:g>
                  <svg:desc>'2000'.O2:'2000'.O2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I4:'2000'.I36</svg:desc>
                </draw:g>
              </table:table-cell>
              <table:table-cell office:value-type="float" office:value="4.12">
                <text:p>4.12</text:p>
                <draw:g>
                  <svg:desc>'2000'.J4:'2000'.J36</svg:desc>
                </draw:g>
              </table:table-cell>
              <table:table-cell office:value-type="float" office:value="0">
                <text:p>0</text:p>
                <draw:g>
                  <svg:desc>'2000'.L4:'2000'.L26</svg:desc>
                </draw:g>
              </table:table-cell>
              <table:table-cell office:value-type="float" office:value="4.11">
                <text:p>4.11</text:p>
                <draw:g>
                  <svg:desc>'2000'.M4:'2000'.M26</svg:desc>
                </draw:g>
              </table:table-cell>
              <table:table-cell office:value-type="float" office:value="0">
                <text:p>0</text:p>
                <draw:g>
                  <svg:desc>'2000'.O4:'2000'.O37</svg:desc>
                </draw:g>
              </table:table-cell>
              <table:table-cell office:value-type="float" office:value="4.12">
                <text:p>4.12</text:p>
                <draw:g>
                  <svg:desc>'2000'.P4:'2000'.P37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0208333334012423">
                <text:p>0.00208333334012423</text:p>
              </table:table-cell>
              <table:table-cell office:value-type="float" office:value="4.1">
                <text:p>4.1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0902777777810115">
                <text:p>0.00902777777810115</text:p>
              </table:table-cell>
              <table:table-cell office:value-type="float" office:value="4.1">
                <text:p>4.1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01597222223063">
                <text:p>0.01597222223063</text:p>
              </table:table-cell>
              <table:table-cell office:value-type="float" office:value="4.09">
                <text:p>4.09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0298611111211358">
                <text:p>0.0298611111211358</text:p>
              </table:table-cell>
              <table:table-cell office:value-type="float" office:value="4.08">
                <text:p>4.08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0104166666715173">
                <text:p>0.0104166666715173</text:p>
              </table:table-cell>
              <table:table-cell office:value-type="float" office:value="4.08">
                <text:p>4.08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0576388888948713">
                <text:p>0.0576388888948713</text:p>
              </table:table-cell>
              <table:table-cell office:value-type="float" office:value="4.06">
                <text:p>4.06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0993055555591127">
                <text:p>0.0993055555591127</text:p>
              </table:table-cell>
              <table:table-cell office:value-type="float" office:value="4.03">
                <text:p>4.03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14097222223063">
                <text:p>0.14097222223063</text:p>
              </table:table-cell>
              <table:table-cell office:value-type="float" office:value="4">
                <text:p>4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210416666675883">
                <text:p>0.210416666675883</text:p>
              </table:table-cell>
              <table:table-cell office:value-type="float" office:value="3.94">
                <text:p>3.94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861111110949">
                <text:p>1.29861111110949</text:p>
              </table:table-cell>
              <table:table-cell office:value-type="float" office:value="3.9">
                <text:p>3.9</text:p>
              </table:table-cell>
              <table:table-cell office:value-type="float" office:value="0.318750000005821">
                <text:p>0.318750000005821</text:p>
              </table:table-cell>
              <table:table-cell office:value-type="float" office:value="3.89">
                <text:p>3.89</text:p>
              </table:table-cell>
              <table:table-cell office:value-type="float" office:value="1.29861111110949">
                <text:p>1.29861111110949</text:p>
              </table:table-cell>
              <table:table-cell office:value-type="float" office:value="3.9">
                <text:p>3.9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0.605555555557658">
                <text:p>0.605555555557658</text:p>
              </table:table-cell>
              <table:table-cell office:value-type="float" office:value="3.75">
                <text:p>3.75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0.706944444449618">
                <text:p>0.706944444449618</text:p>
              </table:table-cell>
              <table:table-cell office:value-type="float" office:value="3.73">
                <text:p>3.7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0.830555555563478">
                <text:p>0.830555555563478</text:p>
              </table:table-cell>
              <table:table-cell office:value-type="float" office:value="3.69">
                <text:p>3.69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986111111677">
                <text:p>2.07986111111677</text:p>
              </table:table-cell>
              <table:table-cell office:value-type="float" office:value="3.8">
                <text:p>3.8</text:p>
              </table:table-cell>
              <table:table-cell office:value-type="float" office:value="0.932638888894871">
                <text:p>0.932638888894871</text:p>
              </table:table-cell>
              <table:table-cell office:value-type="float" office:value="3.65">
                <text:p>3.65</text:p>
              </table:table-cell>
              <table:table-cell office:value-type="float" office:value="2.07986111111677">
                <text:p>2.07986111111677</text:p>
              </table:table-cell>
              <table:table-cell office:value-type="float" office:value="3.8">
                <text:p>3.8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319444444962">
                <text:p>2.36319444444962</text:p>
              </table:table-cell>
              <table:table-cell office:value-type="float" office:value="3.79">
                <text:p>3.79</text:p>
              </table:table-cell>
              <table:table-cell office:value-type="float" office:value="0.99722222222772">
                <text:p>0.99722222222772</text:p>
              </table:table-cell>
              <table:table-cell office:value-type="float" office:value="3.63">
                <text:p>3.63</text:p>
              </table:table-cell>
              <table:table-cell office:value-type="float" office:value="2.36319444444962">
                <text:p>2.36319444444962</text:p>
              </table:table-cell>
              <table:table-cell office:value-type="float" office:value="3.79">
                <text:p>3.79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0138888889487">
                <text:p>2.40138888889487</text:p>
              </table:table-cell>
              <table:table-cell office:value-type="float" office:value="3.78">
                <text:p>3.78</text:p>
              </table:table-cell>
              <table:table-cell office:value-type="float" office:value="1.04791666667006">
                <text:p>1.04791666667006</text:p>
              </table:table-cell>
              <table:table-cell office:value-type="float" office:value="3.53">
                <text:p>3.53</text:p>
              </table:table-cell>
              <table:table-cell office:value-type="float" office:value="2.40138888889487">
                <text:p>2.40138888889487</text:p>
              </table:table-cell>
              <table:table-cell office:value-type="float" office:value="3.78">
                <text:p>3.78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513888889051">
                <text:p>2.54513888889051</text:p>
              </table:table-cell>
              <table:table-cell office:value-type="float" office:value="3.77">
                <text:p>3.77</text:p>
              </table:table-cell>
              <table:table-cell office:value-type="float" office:value="1.07013888889196">
                <text:p>1.07013888889196</text:p>
              </table:table-cell>
              <table:table-cell office:value-type="float" office:value="3.4">
                <text:p>3.4</text:p>
              </table:table-cell>
              <table:table-cell office:value-type="float" office:value="2.54513888889051">
                <text:p>2.54513888889051</text:p>
              </table:table-cell>
              <table:table-cell office:value-type="float" office:value="3.77">
                <text:p>3.77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7361111111531">
                <text:p>2.77361111111531</text:p>
              </table:table-cell>
              <table:table-cell office:value-type="float" office:value="3.76">
                <text:p>3.76</text:p>
              </table:table-cell>
              <table:table-cell office:value-type="float" office:value="1.09097222222772">
                <text:p>1.09097222222772</text:p>
              </table:table-cell>
              <table:table-cell office:value-type="float" office:value="3.1">
                <text:p>3.1</text:p>
              </table:table-cell>
              <table:table-cell office:value-type="float" office:value="2.77361111111531">
                <text:p>2.77361111111531</text:p>
              </table:table-cell>
              <table:table-cell office:value-type="float" office:value="3.76">
                <text:p>3.76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1597222222481">
                <text:p>2.91597222222481</text:p>
              </table:table-cell>
              <table:table-cell office:value-type="float" office:value="3.75">
                <text:p>3.75</text:p>
              </table:table-cell>
              <table:table-cell office:value-type="float" office:value="1.09317129629926">
                <text:p>1.09317129629926</text:p>
              </table:table-cell>
              <table:table-cell office:value-type="float" office:value="3">
                <text:p>3</text:p>
              </table:table-cell>
              <table:table-cell office:value-type="float" office:value="2.91597222222481">
                <text:p>2.91597222222481</text:p>
              </table:table-cell>
              <table:table-cell office:value-type="float" office:value="3.75">
                <text:p>3.75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7986111111677">
                <text:p>3.07986111111677</text:p>
              </table:table-cell>
              <table:table-cell office:value-type="float" office:value="3.74">
                <text:p>3.74</text:p>
              </table:table-cell>
              <table:table-cell office:value-type="float" office:value="1.09699074074888">
                <text:p>1.09699074074888</text:p>
              </table:table-cell>
              <table:table-cell office:value-type="float" office:value="2.5">
                <text:p>2.5</text:p>
              </table:table-cell>
              <table:table-cell office:value-type="float" office:value="3.07986111111677">
                <text:p>3.07986111111677</text:p>
              </table:table-cell>
              <table:table-cell office:value-type="float" office:value="3.74">
                <text:p>3.74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027777778392">
                <text:p>3.39027777778392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027777778392">
                <text:p>3.39027777778392</text:p>
              </table:table-cell>
              <table:table-cell office:value-type="float" office:value="3.72">
                <text:p>3.7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7777777778101">
                <text:p>3.77777777778101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777777778101">
                <text:p>3.77777777778101</text:p>
              </table:table-cell>
              <table:table-cell office:value-type="float" office:value="3.69">
                <text:p>3.69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305555556057">
                <text:p>3.84305555556057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305555556057">
                <text:p>3.84305555556057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2986111111531">
                <text:p>3.92986111111531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986111111531">
                <text:p>3.92986111111531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8888888889487">
                <text:p>4.08888888889487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888888889487">
                <text:p>4.08888888889487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0208333333576">
                <text:p>4.30208333333576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208333333576">
                <text:p>4.30208333333576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8611111111095">
                <text:p>4.38611111111095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611111111095">
                <text:p>4.38611111111095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2569444445253">
                <text:p>4.725694444452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2569444445253">
                <text:p>4.725694444452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805555555911">
                <text:p>4.81805555555911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805555555911">
                <text:p>4.81805555555911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4375000000728">
                <text:p>4.84375000000728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375000000728">
                <text:p>4.84375000000728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7847222222626">
                <text:p>4.878472222226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847222222626">
                <text:p>4.878472222226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236111111677">
                <text:p>4.8923611111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319444444525">
                <text:p>4.9131944444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4cm" svg:height="15.166cm" xlink:href=".." xlink:type="simple" chart:class="chart:scatter" chart:style-name="ch1">
        <chart:title svg:x="9.202cm" svg:y="0.439cm" chart:style-name="ch2">
          <text:p>Процесс Разарядки с подсветкой</text:p>
        </chart:title>
        <chart:legend svg:x="19.735cm" svg:y="2.258cm" style:legend-expansion="custom" chartooo:width="3.918cm" chartooo:height="1.964cm" style:legend-expansion-aspect-ratio="1.9949083503055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6cm" svg:y="1.52cm" svg:width="24.337cm" svg:height="13.078cm">
          <chartooo:coordinate-region svg:x="1.512cm" svg:y="1.732cm" svg:width="22.512cm" svg:height="12.193cm"/>
          <chart:axis chart:dimension="x" chart:name="primary-x" chart:style-name="ch5">
            <chart:title svg:x="12.234cm" svg:y="14.57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69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